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verifyAppDownloadLink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5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7"/>
        </table:table-row>
        <table:table-row table:style-name="ro3"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2/11/2017</text:date>, <text:time>10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0:45:42</dc:date>
    <meta:creation-date>2014-12-16T16:26:20Z</meta:creation-date>
    <meta:editing-cycles>90</meta:editing-cycles>
    <meta:editing-duration>P1DT12H20M49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